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598cm"/>
    </style:style>
    <style:style style:name="Tabelle1.B" style:family="table-column">
      <style:table-column-properties style:column-width="13.414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rsid="000a933c" officeooo:paragraph-rsid="000a933c"/>
    </style:style>
    <style:style style:name="P4" style:family="paragraph" style:parent-style-name="Standard">
      <style:paragraph-properties fo:text-align="center" style:justify-single-word="false"/>
      <style:text-properties officeooo:rsid="000c5aa8" officeooo:paragraph-rsid="000c5aa8"/>
    </style:style>
    <style:style style:name="P5" style:family="paragraph" style:parent-style-name="Standard">
      <style:paragraph-properties fo:text-align="start" style:justify-single-word="false"/>
      <style:text-properties officeooo:rsid="000c5aa8" officeooo:paragraph-rsid="000c5aa8"/>
    </style:style>
    <style:style style:name="P6" style:family="paragraph" style:parent-style-name="Standard">
      <style:paragraph-properties fo:text-align="center" style:justify-single-word="false"/>
      <style:text-properties officeooo:rsid="000dd091" officeooo:paragraph-rsid="000dd091"/>
    </style:style>
    <style:style style:name="P7" style:family="paragraph" style:parent-style-name="Standard">
      <style:paragraph-properties fo:text-align="start" style:justify-single-word="false"/>
      <style:text-properties officeooo:rsid="000dd091" officeooo:paragraph-rsid="000dd091"/>
    </style:style>
    <style:style style:name="P8" style:family="paragraph" style:parent-style-name="Standard">
      <style:paragraph-properties fo:text-align="center" style:justify-single-word="false"/>
      <style:text-properties officeooo:rsid="001113ae" officeooo:paragraph-rsid="001113ae"/>
    </style:style>
    <style:style style:name="P9" style:family="paragraph" style:parent-style-name="Standard">
      <style:paragraph-properties fo:text-align="center" style:justify-single-word="false"/>
      <style:text-properties officeooo:rsid="0012e189" officeooo:paragraph-rsid="001113ae"/>
    </style:style>
    <style:style style:name="P10" style:family="paragraph" style:parent-style-name="Standard">
      <style:paragraph-properties fo:text-align="center" style:justify-single-word="false"/>
      <style:text-properties officeooo:rsid="0012e189" officeooo:paragraph-rsid="0012e189"/>
    </style:style>
    <style:style style:name="P11" style:family="paragraph" style:parent-style-name="Standard">
      <style:paragraph-properties fo:text-align="center" style:justify-single-word="false"/>
      <style:text-properties officeooo:rsid="00189138" officeooo:paragraph-rsid="00189138"/>
    </style:style>
    <style:style style:name="P12" style:family="paragraph" style:parent-style-name="Standard">
      <style:paragraph-properties fo:text-align="start" style:justify-single-word="false"/>
      <style:text-properties officeooo:rsid="00189138" officeooo:paragraph-rsid="00189138"/>
    </style:style>
    <style:style style:name="P13" style:family="paragraph" style:parent-style-name="Standard">
      <style:paragraph-properties fo:text-align="start" style:justify-single-word="false"/>
      <style:text-properties officeooo:paragraph-rsid="00199b9f"/>
    </style:style>
    <style:style style:name="P14" style:family="paragraph" style:parent-style-name="Standard">
      <style:paragraph-properties fo:text-align="start" style:justify-single-word="false"/>
      <style:text-properties officeooo:paragraph-rsid="0019c199"/>
    </style:style>
    <style:style style:name="P15" style:family="paragraph" style:parent-style-name="Standard">
      <style:paragraph-properties fo:text-align="center" style:justify-single-word="false"/>
      <style:text-properties officeooo:rsid="00199b9f" officeooo:paragraph-rsid="00199b9f"/>
    </style:style>
    <style:style style:name="P16" style:family="paragraph" style:parent-style-name="Standard">
      <style:paragraph-properties fo:text-align="start" style:justify-single-word="false"/>
      <style:text-properties fo:color="#2a6099" loext:opacity="100%" officeooo:rsid="00199b9f" officeooo:paragraph-rsid="00199b9f"/>
    </style:style>
    <style:style style:name="P17" style:family="paragraph" style:parent-style-name="Standard">
      <style:paragraph-properties fo:text-align="start" style:justify-single-word="false"/>
      <style:text-properties fo:color="#00a933" loext:opacity="100%" officeooo:rsid="00199b9f" officeooo:paragraph-rsid="00199b9f"/>
    </style:style>
    <style:style style:name="P18" style:family="paragraph" style:parent-style-name="Standard">
      <style:paragraph-properties fo:text-align="start" style:justify-single-word="false"/>
      <style:text-properties fo:color="#000000" loext:opacity="100%" officeooo:rsid="00199b9f" officeooo:paragraph-rsid="00199b9f"/>
    </style:style>
    <style:style style:name="P19" style:family="paragraph" style:parent-style-name="Standard">
      <style:paragraph-properties fo:text-align="start" style:justify-single-word="false"/>
      <style:text-properties fo:color="#000000" loext:opacity="100%" officeooo:rsid="0019c199" officeooo:paragraph-rsid="0019c199"/>
    </style:style>
    <style:style style:name="P20" style:family="paragraph" style:parent-style-name="Standard">
      <style:paragraph-properties fo:text-align="start" style:justify-single-word="false"/>
      <style:text-properties fo:color="#000000" loext:opacity="100%" officeooo:rsid="0019c199" officeooo:paragraph-rsid="001d299f"/>
    </style:style>
    <style:style style:name="P21" style:family="paragraph" style:parent-style-name="Standard">
      <style:paragraph-properties fo:text-align="end" style:justify-single-word="false"/>
      <style:text-properties fo:color="#000000" loext:opacity="100%" fo:font-style="italic" officeooo:rsid="001d299f" officeooo:paragraph-rsid="001d299f" style:font-style-asian="italic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officeooo:paragraph-rsid="001113ae"/>
    </style:style>
    <style:style style:name="P23" style:family="paragraph" style:parent-style-name="Table_20_Contents">
      <style:paragraph-properties fo:text-align="start" style:justify-single-word="false"/>
      <style:text-properties officeooo:rsid="001113ae" officeooo:paragraph-rsid="001113ae"/>
    </style:style>
    <style:style style:name="P24" style:family="paragraph" style:parent-style-name="Table_20_Contents">
      <style:paragraph-properties fo:text-align="center" style:justify-single-word="false"/>
      <style:text-properties officeooo:rsid="0012e189" officeooo:paragraph-rsid="0012e189"/>
    </style:style>
    <style:style style:name="P25" style:family="paragraph" style:parent-style-name="Table_20_Contents">
      <style:paragraph-properties fo:text-align="start" style:justify-single-word="false"/>
      <style:text-properties officeooo:rsid="0012e189" officeooo:paragraph-rsid="0012e189"/>
    </style:style>
    <style:style style:name="P26" style:family="paragraph" style:parent-style-name="Table_20_Contents">
      <style:paragraph-properties fo:text-align="start" style:justify-single-word="false"/>
      <style:text-properties officeooo:rsid="00144c7b" officeooo:paragraph-rsid="00144c7b"/>
    </style:style>
    <style:style style:name="P27" style:family="paragraph" style:parent-style-name="Table_20_Contents">
      <style:paragraph-properties fo:text-align="start" style:justify-single-word="false"/>
      <style:text-properties officeooo:rsid="00156458" officeooo:paragraph-rsid="00156458"/>
    </style:style>
    <style:style style:name="P28" style:family="paragraph" style:parent-style-name="Standard">
      <style:paragraph-properties fo:text-align="start" style:justify-single-word="false"/>
      <style:text-properties fo:color="#808080" loext:opacity="100%" officeooo:rsid="00199b9f" officeooo:paragraph-rsid="00199b9f"/>
    </style:style>
    <style:style style:name="T1" style:family="text">
      <style:text-properties officeooo:rsid="000d3a46"/>
    </style:style>
    <style:style style:name="T2" style:family="text">
      <style:text-properties officeooo:rsid="001113ae"/>
    </style:style>
    <style:style style:name="T3" style:family="text">
      <style:text-properties officeooo:rsid="00144c7b"/>
    </style:style>
    <style:style style:name="T4" style:family="text">
      <style:text-properties officeooo:rsid="00156458"/>
    </style:style>
    <style:style style:name="T5" style:family="text">
      <style:text-properties officeooo:rsid="0016a913"/>
    </style:style>
    <style:style style:name="T6" style:family="text">
      <style:text-properties officeooo:rsid="00199b9f"/>
    </style:style>
    <style:style style:name="T7" style:family="text">
      <style:text-properties fo:color="#2a6099" loext:opacity="100%" officeooo:rsid="00199b9f"/>
    </style:style>
    <style:style style:name="T8" style:family="text">
      <style:text-properties fo:color="#ff0000" loext:opacity="100%"/>
    </style:style>
    <style:style style:name="T9" style:family="text">
      <style:text-properties fo:color="#ff0000" loext:opacity="100%" officeooo:rsid="00199b9f"/>
    </style:style>
    <style:style style:name="T10" style:family="text">
      <style:text-properties fo:color="#800080" loext:opacity="100%"/>
    </style:style>
    <style:style style:name="T11" style:family="text">
      <style:text-properties fo:color="#800080" loext:opacity="100%" officeooo:rsid="00199b9f"/>
    </style:style>
    <style:style style:name="T12" style:family="text">
      <style:text-properties fo:color="#00a933" loext:opacity="100%" officeooo:rsid="00199b9f"/>
    </style:style>
    <style:style style:name="T13" style:family="text">
      <style:text-properties fo:color="#ffbf00" loext:opacity="100%"/>
    </style:style>
    <style:style style:name="T14" style:family="text">
      <style:text-properties fo:color="#ffbf00" loext:opacity="100%" officeooo:rsid="00199b9f"/>
    </style:style>
    <style:style style:name="T15" style:family="text">
      <style:text-properties fo:color="#808080" loext:opacity="100%"/>
    </style:style>
    <style:style style:name="T16" style:family="text">
      <style:text-properties fo:color="#808080" loext:opacity="100%" officeooo:rsid="00199b9f"/>
    </style:style>
    <style:style style:name="T17" style:family="text">
      <style:text-properties officeooo:rsid="001b9d25"/>
    </style:style>
    <style:style style:name="T18" style:family="text">
      <style:text-properties officeooo:rsid="001d299f"/>
    </style:style>
    <style:style style:name="T19" style:family="text">
      <style:text-properties fo:color="#000000" loext:opacity="100%" officeooo:rsid="0019c199"/>
    </style:style>
    <style:style style:name="T20" style:family="text">
      <style:text-properties fo:color="#000000" loext:opacity="100%" officeooo:rsid="001d299f"/>
    </style:style>
    <style:style style:name="T21" style:family="text">
      <style:text-properties officeooo:rsid="001e53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olien auf Lernsach</text:span> Qas</text:p>
      <text:p text:style-name="P1">________________________________________________________________________________</text:p>
      <text:p text:style-name="P2"/>
      <text:p text:style-name="P4">Leitfaden für den Projektantrag zur betrieblichen Projektarbeit</text:p>
      <text:p text:style-name="P5"/>
      <text:p text:style-name="P5"/>
      <text:p text:style-name="P6">Aufbau einer Präsentation</text:p>
      <text:p text:style-name="P7">1. Einleitung</text:p>
      <text:p text:style-name="P7">2. Hauptteil</text:p>
      <text:p text:style-name="P7">3. Schlussteil</text:p>
      <text:p text:style-name="P7"/>
      <text:p text:style-name="P8">Cloud Computing und Industry 4.0</text:p>
      <text:p text:style-name="P8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3">Begriff</text:p>
          </table:table-cell>
          <table:table-cell table:style-name="Tabelle1.B1" office:value-type="string">
            <text:p text:style-name="P23">Erläuterung</text:p>
          </table:table-cell>
        </table:table-row>
        <table:table-row>
          <table:table-cell table:style-name="Tabelle1.A2" office:value-type="string">
            <text:p text:style-name="P23">SaaS</text:p>
          </table:table-cell>
          <table:table-cell table:style-name="Tabelle1.B2" office:value-type="string">
            <text:p text:style-name="P23">Software as a Service</text:p>
          </table:table-cell>
        </table:table-row>
        <table:table-row>
          <table:table-cell table:style-name="Tabelle1.A2" office:value-type="string">
            <text:p text:style-name="P23">PaaS</text:p>
          </table:table-cell>
          <table:table-cell table:style-name="Tabelle1.B2" office:value-type="string">
            <text:p text:style-name="P23">Platform as a Service <text:span text:style-name="T3">()</text:span></text:p>
          </table:table-cell>
        </table:table-row>
        <table:table-row>
          <table:table-cell table:style-name="Tabelle1.A2" office:value-type="string">
            <text:p text:style-name="P23">IaaS</text:p>
          </table:table-cell>
          <table:table-cell table:style-name="Tabelle1.B2" office:value-type="string">
            <text:p text:style-name="P22"><text:span text:style-name="T3">Infrastructur</text:span><text:span text:style-name="T2"> as a Service </text:span><text:span text:style-name="T3">( Cloudspeicher )</text:span></text:p>
          </table:table-cell>
        </table:table-row>
        <table:table-row>
          <table:table-cell table:style-name="Tabelle1.A2" office:value-type="string">
            <text:p text:style-name="P23">DaaS</text:p>
          </table:table-cell>
          <table:table-cell table:style-name="Tabelle1.B2" office:value-type="string">
            <text:p text:style-name="P22"><text:span text:style-name="T2">Desktop as a Service </text:span><text:span text:style-name="T3">( virtuelle Maschinen )</text:span></text:p>
          </table:table-cell>
        </table:table-row>
        <table:table-row>
          <table:table-cell table:style-name="Tabelle1.A2" office:value-type="string">
            <text:p text:style-name="P23">XaaS</text:p>
          </table:table-cell>
          <table:table-cell table:style-name="Tabelle1.B2" office:value-type="string">
            <text:p text:style-name="P26">Anything as a Service</text:p>
          </table:table-cell>
        </table:table-row>
        <table:table-row>
          <table:table-cell table:style-name="Tabelle1.A2" office:value-type="string">
            <text:p text:style-name="P23">IoT</text:p>
          </table:table-cell>
          <table:table-cell table:style-name="Tabelle1.B2" office:value-type="string">
            <text:p text:style-name="P23">Internet of Things</text:p>
          </table:table-cell>
        </table:table-row>
        <table:table-row>
          <table:table-cell table:style-name="Tabelle1.A2" office:value-type="string">
            <text:p text:style-name="P23">CPS</text:p>
          </table:table-cell>
          <table:table-cell table:style-name="Tabelle1.B2" office:value-type="string">
            <text:p text:style-name="P26">Cyber-physisches System ( automatisch gesteuerte Fensterblenden <text:span text:style-name="T4">mit Wetterstationsdaten </text:span>)</text:p>
          </table:table-cell>
        </table:table-row>
        <table:table-row>
          <table:table-cell table:style-name="Tabelle1.A2" office:value-type="string">
            <text:p text:style-name="P23">Big Data</text:p>
          </table:table-cell>
          <table:table-cell table:style-name="Tabelle1.B2" office:value-type="string">
            <text:p text:style-name="P23">Auswertung von Großen Datenmengen</text:p>
          </table:table-cell>
        </table:table-row>
        <table:table-row>
          <table:table-cell table:style-name="Tabelle1.A2" office:value-type="string">
            <text:p text:style-name="P23">Thin Clients</text:p>
          </table:table-cell>
          <table:table-cell table:style-name="Tabelle1.B2" office:value-type="string">
            <text:p text:style-name="P22"><text:span text:style-name="T2">Computer der nur </text:span><text:span text:style-name="T3">für</text:span><text:span text:style-name="T2"> Netzwerk übertragene/</text:span><text:span text:style-name="T3">empfangene</text:span><text:span text:style-name="T2"> Desktops optimiert ist</text:span></text:p>
          </table:table-cell>
        </table:table-row>
        <table:table-row>
          <table:table-cell table:style-name="Tabelle1.A2" office:value-type="string">
            <text:p text:style-name="P23">Zero Client</text:p>
          </table:table-cell>
          <table:table-cell table:style-name="Tabelle1.B2" office:value-type="string">
            <text:p text:style-name="P27">Noch schlankerer Thin Client ( hat keinen eigenen Hauptspeicher )</text:p>
          </table:table-cell>
        </table:table-row>
        <table:table-row>
          <table:table-cell table:style-name="Tabelle1.A2" office:value-type="string">
            <text:p text:style-name="P23">Cloud Computing</text:p>
          </table:table-cell>
          <table:table-cell table:style-name="Tabelle1.B2" office:value-type="string">
            <text:p text:style-name="P23">Alles was über Internet gesteuert/genutzt wird (XaaS)</text:p>
          </table:table-cell>
        </table:table-row>
        <table:table-row>
          <table:table-cell table:style-name="Tabelle1.A2" office:value-type="string">
            <text:p text:style-name="P23">Industriy 4.0</text:p>
          </table:table-cell>
          <table:table-cell table:style-name="Tabelle1.B2" office:value-type="string">
            <text:p text:style-name="P23"/>
          </table:table-cell>
        </table:table-row>
      </table:table>
      <text:p text:style-name="P9"/>
      <text:p text:style-name="P10">Vor- und Nachteile von Cloud Computing</text:p>
      <text:p text:style-name="P10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4">Vorteile</text:p>
          </table:table-cell>
          <table:table-cell table:style-name="Tabelle2.B1" office:value-type="string">
            <text:p text:style-name="P24">Nachteile</text:p>
          </table:table-cell>
        </table:table-row>
        <table:table-row>
          <table:table-cell table:style-name="Tabelle2.A2" office:value-type="string">
            <text:p text:style-name="P25">- <text:span text:style-name="T4">keine eigene Infrastruktur ( nur Zugriff )</text:span></text:p>
            <text:p text:style-name="P25">- <text:span text:style-name="T4">einfachere Wartung</text:span></text:p>
            <text:p text:style-name="P25">- <text:span text:style-name="T5">Standardisierung für viele Kunden</text:span></text:p>
          </table:table-cell>
          <table:table-cell table:style-name="Tabelle2.B2" office:value-type="string">
            <text:p text:style-name="P25">- <text:span text:style-name="T3">Ressourcen aufwendig</text:span></text:p>
            <text:p text:style-name="P25">- <text:span text:style-name="T3">Abhängiger</text:span></text:p>
            <text:p text:style-name="P25">- <text:span text:style-name="T5">Anbieterwechsel aufwendig</text:span></text:p>
            <text:p text:style-name="P25">- <text:span text:style-name="T5">geringere Individualisierung</text:span></text:p>
            <text:p text:style-name="P25">- <text:span text:style-name="T5">eingeschränkte Wartungsmöglichkeiten</text:span></text:p>
            <text:p text:style-name="P25">- <text:span text:style-name="T5">Single point of Failure</text:span></text:p>
          </table:table-cell>
        </table:table-row>
      </table:table>
      <text:p text:style-name="P10"/>
      <text:p text:style-name="P11">Internetauftritt</text:p>
      <text:p text:style-name="P12">Vorteile: Sichtbarkeit, Erreichbarkeit, Effektiv, <text:span text:style-name="T17">Globale Reichweite</text:span></text:p>
      <text:p text:style-name="P15">Aufbau einer Internetadresse</text:p>
      <text:p text:style-name="P13"><text:span text:style-name="T7">http://</text:span><text:span text:style-name="T9">www</text:span><text:span text:style-name="T6">.</text:span><text:span text:style-name="T11">domain</text:span><text:span text:style-name="T6">.</text:span><text:span text:style-name="T12">de</text:span><text:span text:style-name="T6">/</text:span><text:span text:style-name="T14">verzeichnis</text:span><text:span text:style-name="T6">/</text:span><text:span text:style-name="T16">url</text:span></text:p>
      <text:p text:style-name="P16">Hyper Text Transfer Protokoll<text:tab/><text:tab/><text:span text:style-name="T8">World Wide Web</text:span><text:tab/><text:tab/><text:span text:style-name="T10">Domain-Name</text:span></text:p>
      <text:p text:style-name="P17">Geografische Domain-Zuordnung<text:tab/><text:tab/><text:span text:style-name="T13">Verzeichnisstruktur<text:tab/><text:tab/></text:span><text:span text:style-name="T15">url</text:span></text:p>
      <text:p text:style-name="P28"/>
      <text:p text:style-name="P18"><text:soft-page-break/>gängige Webbrowser: Firefox, Safari, Chrome, Edge</text:p>
      <text:p text:style-name="P19">marktführende Web-Server: Apache, Microsoft</text:p>
      <text:p text:style-name="P19">übliche Platformen: LAMP, WAMP</text:p>
      <text:p text:style-name="P19"/>
      <text:p text:style-name="P20">http: 80 <text:span text:style-name="T18">(Protokoll zur Übertragung Webbasierten Inhalten)</text:span></text:p>
      <text:p text:style-name="P20">pop3: 110 <text:span text:style-name="T18">(Protokoll zum Einloggen und Starten einer Kosolensitzung auf verbundene Rechner</text:span></text:p>
      <text:p text:style-name="P20">telnet: 23 <text:span text:style-name="T18">(Protokoll zum Abrufen von EMails)</text:span></text:p>
      <text:p text:style-name="P20">smtp: 25 <text:span text:style-name="T18">(Protokoll zum versenden von EMails)</text:span></text:p>
      <text:p text:style-name="P20">ftp: 20/21 <text:span text:style-name="T18">(Protokoll zum Übertragen von Dateien)</text:span></text:p>
      <text:p text:style-name="P19">nntp: 119 <text:span text:style-name="T18">(Protokoll zum Abrufen von Newsgroups)</text:span></text:p>
      <text:p text:style-name="P21">sehr Prüfungsrelevant</text:p>
      <text:p text:style-name="P19">Corporate Design ist das einheitliche und <text:span text:style-name="T21">zuordenbarer</text:span> Designfaden. </text:p>
      <text:p text:style-name="P14"><text:span text:style-name="T19">Cascading Style Sheets (CSS) verwirklicht Design von elektronischen/Web D</text:span><text:span text:style-name="T20">ateien</text:span><text:span text:style-name="T1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5T11:54:27.739000000</meta:creation-date>
    <dc:date>2022-01-29T11:58:33.508000000</dc:date>
    <meta:editing-duration>PT47M29S</meta:editing-duration>
    <meta:editing-cycles>13</meta:editing-cycles>
    <meta:generator>LibreOffice/7.0.1.2$Windows_X86_64 LibreOffice_project/7cbcfc562f6eb6708b5ff7d7397325de9e764452</meta:generator>
    <meta:document-statistic meta:table-count="2" meta:image-count="0" meta:object-count="0" meta:page-count="2" meta:paragraph-count="63" meta:word-count="261" meta:character-count="2047" meta:non-whitespace-character-count="1844"/>
  </office:meta>
</office:document-meta>
</file>